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98ab3" officeooo:paragraph-rsid="00098ab3"/>
    </style:style>
    <style:style style:name="P2" style:family="paragraph" style:parent-style-name="Standard">
      <style:paragraph-properties fo:text-align="start" style:justify-single-word="false"/>
      <style:text-properties fo:language="es" fo:country="MX" officeooo:rsid="00098ab3" officeooo:paragraph-rsid="00098ab3"/>
    </style:style>
    <style:style style:name="P3" style:family="paragraph" style:parent-style-name="Standard">
      <style:paragraph-properties fo:text-align="start" style:justify-single-word="false"/>
      <style:text-properties fo:language="es" fo:country="MX" officeooo:rsid="000caf3e" officeooo:paragraph-rsid="000caf3e"/>
    </style:style>
    <style:style style:name="P4" style:family="paragraph" style:parent-style-name="Standard">
      <style:paragraph-properties fo:text-align="start" style:justify-single-word="false"/>
      <style:text-properties fo:language="es" fo:country="MX" officeooo:rsid="000e9726" officeooo:paragraph-rsid="000e9726"/>
    </style:style>
    <style:style style:name="P5" style:family="paragraph" style:parent-style-name="Standard">
      <style:paragraph-properties fo:text-align="start" style:justify-single-word="false"/>
      <style:text-properties fo:language="es" fo:country="MX" officeooo:rsid="0010fa0a" officeooo:paragraph-rsid="0010fa0a"/>
    </style:style>
    <style:style style:name="P6" style:family="paragraph" style:parent-style-name="Standard">
      <style:paragraph-properties fo:text-align="start" style:justify-single-word="false"/>
      <style:text-properties fo:language="es" fo:country="MX" officeooo:rsid="00125483" officeooo:paragraph-rsid="00125483"/>
    </style:style>
    <style:style style:name="P7" style:family="paragraph" style:parent-style-name="Standard">
      <style:paragraph-properties fo:text-align="start" style:justify-single-word="false"/>
      <style:text-properties fo:language="es" fo:country="MX" officeooo:rsid="00134e2f" officeooo:paragraph-rsid="0013cb88"/>
    </style:style>
    <style:style style:name="P8" style:family="paragraph" style:parent-style-name="Standard">
      <style:paragraph-properties fo:text-align="start" style:justify-single-word="false"/>
      <style:text-properties fo:language="es" fo:country="MX" officeooo:rsid="0015b1e5" officeooo:paragraph-rsid="0016670f"/>
    </style:style>
    <style:style style:name="P9" style:family="paragraph" style:parent-style-name="Standard">
      <style:paragraph-properties fo:text-align="start" style:justify-single-word="false"/>
      <style:text-properties officeooo:paragraph-rsid="00098ab3"/>
    </style:style>
    <style:style style:name="P10" style:family="paragraph" style:parent-style-name="Standard">
      <style:paragraph-properties fo:text-align="start" style:justify-single-word="false"/>
      <style:text-properties officeooo:paragraph-rsid="0013cb88"/>
    </style:style>
    <style:style style:name="P11" style:family="paragraph" style:parent-style-name="Standard">
      <style:paragraph-properties fo:text-align="start" style:justify-single-word="false"/>
      <style:text-properties officeooo:paragraph-rsid="0015b1e5"/>
    </style:style>
    <style:style style:name="P12" style:family="paragraph" style:parent-style-name="Standard">
      <style:paragraph-properties fo:text-align="start" style:justify-single-word="false"/>
      <style:text-properties officeooo:paragraph-rsid="0016670f"/>
    </style:style>
    <style:style style:name="P13" style:family="paragraph" style:parent-style-name="Standard">
      <style:paragraph-properties fo:text-align="start" style:justify-single-word="false"/>
      <style:text-properties officeooo:paragraph-rsid="00175afe"/>
    </style:style>
    <style:style style:name="P14" style:family="paragraph" style:parent-style-name="Standard">
      <style:paragraph-properties fo:text-align="start" style:justify-single-word="false"/>
      <style:text-properties officeooo:paragraph-rsid="0018e117"/>
    </style:style>
    <style:style style:name="P15" style:family="paragraph" style:parent-style-name="Standard">
      <style:paragraph-properties fo:text-align="center" style:justify-single-word="false"/>
      <style:text-properties fo:font-size="20pt" fo:font-weight="bold" officeooo:rsid="00098ab3" officeooo:paragraph-rsid="00098ab3" style:font-size-asian="20pt" style:font-weight-asian="bold" style:font-size-complex="20pt" style:font-weight-complex="bold"/>
    </style:style>
    <style:style style:name="P16" style:family="paragraph" style:parent-style-name="Standard">
      <style:paragraph-properties fo:text-align="start" style:justify-single-word="false"/>
      <style:text-properties officeooo:rsid="0018e544" officeooo:paragraph-rsid="0018e544"/>
    </style:style>
    <style:style style:name="P17" style:family="paragraph" style:parent-style-name="Standard">
      <style:paragraph-properties fo:text-align="start" style:justify-single-word="false"/>
      <style:text-properties officeooo:rsid="001b0766" officeooo:paragraph-rsid="001b0766"/>
    </style:style>
    <style:style style:name="P18" style:family="paragraph" style:parent-style-name="Standard">
      <style:paragraph-properties fo:text-align="start" style:justify-single-word="false"/>
      <style:text-properties officeooo:rsid="001d280e" officeooo:paragraph-rsid="001d280e"/>
    </style:style>
    <style:style style:name="P19" style:family="paragraph" style:parent-style-name="Standard">
      <style:paragraph-properties fo:text-align="start" style:justify-single-word="false"/>
      <style:text-properties fo:language="es" fo:country="MX" officeooo:rsid="0018e117" officeooo:paragraph-rsid="0018e117"/>
    </style:style>
    <style:style style:name="P20" style:family="paragraph" style:parent-style-name="Standard">
      <style:paragraph-properties fo:text-align="start" style:justify-single-word="false"/>
      <style:text-properties fo:language="es" fo:country="MX" officeooo:rsid="0018e544" officeooo:paragraph-rsid="0018e544"/>
    </style:style>
    <style:style style:name="P21" style:family="paragraph" style:parent-style-name="Standard">
      <style:paragraph-properties fo:text-align="start" style:justify-single-word="false"/>
      <style:text-properties fo:language="es" fo:country="MX" officeooo:rsid="001c3ec1" officeooo:paragraph-rsid="001b0766"/>
    </style:style>
    <style:style style:name="P22" style:family="paragraph" style:parent-style-name="Standard">
      <style:paragraph-properties fo:text-align="start" style:justify-single-word="false"/>
      <style:text-properties fo:language="es" fo:country="MX" officeooo:rsid="001d280e" officeooo:paragraph-rsid="001d280e"/>
    </style:style>
    <style:style style:name="P23" style:family="paragraph" style:parent-style-name="Standard">
      <style:paragraph-properties fo:text-align="start" style:justify-single-word="false"/>
      <style:text-properties fo:language="es" fo:country="MX" officeooo:rsid="001f78be" officeooo:paragraph-rsid="001f78be"/>
    </style:style>
    <style:style style:name="P24" style:family="paragraph" style:parent-style-name="Standard">
      <style:paragraph-properties fo:text-align="start" style:justify-single-word="false"/>
      <style:text-properties officeooo:paragraph-rsid="001f151d"/>
    </style:style>
    <style:style style:name="P25" style:family="paragraph" style:parent-style-name="Standard">
      <style:paragraph-properties fo:text-align="start" style:justify-single-word="false"/>
      <style:text-properties officeooo:rsid="0021a378" officeooo:paragraph-rsid="0021a378"/>
    </style:style>
    <style:style style:name="P26" style:family="paragraph" style:parent-style-name="Standard">
      <style:paragraph-properties fo:text-align="start" style:justify-single-word="false"/>
      <style:text-properties officeooo:rsid="0023043a" officeooo:paragraph-rsid="0023043a"/>
    </style:style>
    <style:style style:name="P27" style:family="paragraph" style:parent-style-name="Standard">
      <style:paragraph-properties fo:text-align="start" style:justify-single-word="false"/>
      <style:text-properties officeooo:rsid="00255e11" officeooo:paragraph-rsid="00255e11"/>
    </style:style>
    <style:style style:name="T1" style:family="text">
      <style:text-properties officeooo:rsid="00098ab3"/>
    </style:style>
    <style:style style:name="T2" style:family="text">
      <style:text-properties fo:language="es" fo:country="MX"/>
    </style:style>
    <style:style style:name="T3" style:family="text">
      <style:text-properties fo:language="es" fo:country="MX" officeooo:rsid="00098ab3"/>
    </style:style>
    <style:style style:name="T4" style:family="text">
      <style:text-properties fo:language="es" fo:country="MX" officeooo:rsid="000caf3e"/>
    </style:style>
    <style:style style:name="T5" style:family="text">
      <style:text-properties fo:language="es" fo:country="MX" officeooo:rsid="00134e2f"/>
    </style:style>
    <style:style style:name="T6" style:family="text">
      <style:text-properties fo:language="es" fo:country="MX" officeooo:rsid="0013cb88"/>
    </style:style>
    <style:style style:name="T7" style:family="text">
      <style:text-properties fo:language="es" fo:country="MX" officeooo:rsid="001497f7"/>
    </style:style>
    <style:style style:name="T8" style:family="text">
      <style:text-properties fo:language="es" fo:country="MX" officeooo:rsid="0015b1e5"/>
    </style:style>
    <style:style style:name="T9" style:family="text">
      <style:text-properties fo:language="es" fo:country="MX" officeooo:rsid="0016670f"/>
    </style:style>
    <style:style style:name="T10" style:family="text">
      <style:text-properties fo:language="es" fo:country="MX" officeooo:rsid="00175afe"/>
    </style:style>
    <style:style style:name="T11" style:family="text">
      <style:text-properties fo:language="es" fo:country="MX" officeooo:rsid="00185300"/>
    </style:style>
    <style:style style:name="T12" style:family="text">
      <style:text-properties fo:language="es" fo:country="MX" officeooo:rsid="0018e117"/>
    </style:style>
    <style:style style:name="T13" style:family="text">
      <style:text-properties fo:language="es" fo:country="MX" officeooo:rsid="0018e544"/>
    </style:style>
    <style:style style:name="T14" style:family="text">
      <style:text-properties fo:language="es" fo:country="MX" officeooo:rsid="001b0766"/>
    </style:style>
    <style:style style:name="T15" style:family="text">
      <style:text-properties fo:language="es" fo:country="MX" officeooo:rsid="001b827c"/>
    </style:style>
    <style:style style:name="T16" style:family="text">
      <style:text-properties fo:language="es" fo:country="MX" officeooo:rsid="001c3ec1"/>
    </style:style>
    <style:style style:name="T17" style:family="text">
      <style:text-properties fo:language="es" fo:country="MX" officeooo:rsid="001d280e"/>
    </style:style>
    <style:style style:name="T18" style:family="text">
      <style:text-properties fo:language="es" fo:country="MX" officeooo:rsid="001f151d"/>
    </style:style>
    <style:style style:name="T19" style:family="text">
      <style:text-properties fo:language="es" fo:country="MX" officeooo:rsid="001f78be"/>
    </style:style>
    <style:style style:name="T20" style:family="text">
      <style:text-properties fo:language="es" fo:country="MX" officeooo:rsid="002006d6"/>
    </style:style>
    <style:style style:name="T21" style:family="text">
      <style:text-properties fo:language="es" fo:country="MX" officeooo:rsid="0021a378"/>
    </style:style>
    <style:style style:name="T22" style:family="text">
      <style:text-properties fo:language="es" fo:country="MX" officeooo:rsid="00246285"/>
    </style:style>
    <style:style style:name="T23" style:family="text">
      <style:text-properties fo:language="es" fo:country="MX" officeooo:rsid="0026e056"/>
    </style:style>
    <style:style style:name="T24" style:family="text">
      <style:text-properties officeooo:rsid="000caf3e"/>
    </style:style>
    <style:style style:name="T25" style:family="text">
      <style:text-properties officeooo:rsid="000ce993"/>
    </style:style>
    <style:style style:name="T26" style:family="text">
      <style:text-properties officeooo:rsid="00106278"/>
    </style:style>
    <style:style style:name="T27" style:family="text">
      <style:text-properties officeooo:rsid="0010fa0a"/>
    </style:style>
    <style:style style:name="T28" style:family="text">
      <style:text-properties officeooo:rsid="00132563"/>
    </style:style>
    <style:style style:name="T29" style:family="text">
      <style:text-properties officeooo:rsid="00134e2f"/>
    </style:style>
    <style:style style:name="T30" style:family="text">
      <style:text-properties officeooo:rsid="0026e0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ESENTACIÓN</text:p>
      <text:p text:style-name="P2"/>
      <text:p text:style-name="P2">=====INTRODUCCIÓN=====</text:p>
      <text:p text:style-name="P9"><text:span text:style-name="T3">-</text:span><text:span text:style-name="T4">Frame 1</text:span></text:p>
      <text:p text:style-name="P2">Las gimbal han existido en nuestro día a día desde ya hace bastante tiempo, nos ha llevado a la luna, nos ha abierto lo mares para navegación y hace nuestras fotos y videos tengan mejor calidad. Junto con la visión artificial con la que muchas aplicaciones cuentan hoy en la actualidad nos han permitido hacer <text:s/>tareas que hasta hace medio siglo parecían imposibles.</text:p>
      <text:p text:style-name="P1"><text:span text:style-name="T3">H</text:span><text:span text:style-name="T2">oy podemos comprar un kit con un drone y equiparlo con una cámara y remotamente tomar las mejores capturas de video, foto y para seguir a un objetivo, para riego y hasta para seguridad. Para este tipo de actividades es fundamental contar con una plataforma estabilizadora de cámara, es decir, una gimbal motorizada, </text:span></text:p>
      <text:p text:style-name="P2">-<text:span text:style-name="T24">Frame 2</text:span></text:p>
      <text:p text:style-name="P3">Como ejemplo tenemos un estabilizador de la marca dji, que cuenta con 3 motores en sus articulaciones, cada uno permite tener una estabilización total para la cámara, <text:span text:style-name="T25">un acelerometro y un giroscopio embebidos en la superficie donde se coloca la cámara permite que el usuario pueda manipular el grado de inclinación en sus tres ejes.</text:span></text:p>
      <text:p text:style-name="P4">Para este trabajo se planteó el no utilizar un sensor inercial, sino mas bien, que teniendo la cámara y un objeto a seguir, el sistema sea capaz de estabilizar la plataforma, es aquí donde entran los algoritmos de visión artificial <text:span text:style-name="T26">a juego</text:span>.</text:p>
      <text:p text:style-name="P4">-<text:span text:style-name="T27">Frame 3</text:span></text:p>
      <text:p text:style-name="P5">Por lo que se definió el siguiente objetivo: Diseñar, instrumentar y controlar un dispositivo gimbal que sea capaz de seguir un objeto a través de visión artificial para implementarse en un UAV de categoría pequeña a velocidad baja.</text:p>
      <text:p text:style-name="P5"/>
      <text:p text:style-name="P6"><text:s/><text:span text:style-name="T1">=====</text:span>DESARROLLO<text:span text:style-name="T1">=====</text:span></text:p>
      <text:p text:style-name="P6">-Frame 4</text:p>
      <text:p text:style-name="P6">El proyecto se dividió en 3 principales etapas: primero la visión artificial, la etapa de control <text:span text:style-name="T28">y la etapa mecánica, donde se incluye la arquitectura del sistema. Todo esto engloba al sistema embebido, que en este caso es la gimbal.</text:span></text:p>
      <text:p text:style-name="P6">-<text:span text:style-name="T29">Frame 5</text:span></text:p>
      <text:p text:style-name="P7">Para el sistema de visión se diseño el siguiente algoritmo de lo que haría el sistema, y de su integración con ROS, que es el framework que dio soporte al sistema. Como podemos observar hay 9 pasos que se deben ejecutar antes de mandar señales de control.</text:p>
      <text:p text:style-name="P10"><text:span text:style-name="T5">-</text:span><text:span text:style-name="T6">Frame 6</text:span></text:p>
      <text:p text:style-name="P11"><text:span text:style-name="T6">Para calibrar la cámara se ejecuto el algoritmo de Zhangs, en el que el procedimiento se basa en tomar varias capturas de un tablare de ajedrez con dimensiones conocidas. </text:span><text:span text:style-name="T7">En la figura 3 se observa algunas de las tomas del procedimiento de calibración y por otro lado en la figura 4 se aprecia el resultado, donde la imagen de la izquierda es la imagen sin calibrar y la de la derecha es la imagen calibrada. Es notable el cambio al verse la ventana distorsionada(tipo curva) efecto no deseable.</text:span></text:p>
      <text:p text:style-name="P8">Los valores que dan como resultado este procedimiento, van directo a la publicación de la imagen</text:p>
      <text:p text:style-name="P12"><text:span text:style-name="T6"/></text:p>
      <text:p text:style-name="P12"><text:span text:style-name="T6">-</text:span><text:span text:style-name="T10">Frame </text:span><text:span text:style-name="T23">7</text:span></text:p>
      <text:p text:style-name="P13"><text:span text:style-name="T10">El siguiente paso fue realizar un cambio en el espacio de color, de RGB nativo al HSV(matiz, saturacion y valor), esto debido a que se quiere la intensidad de la imagen del croma, es util para la ecualización del histrograma, y la separación de colores. </text:span><text:span text:style-name="T11">En la figura b) podemos ver el resultado de cambiar el espacio de color, una vez obtenido esto podemos separar el croma de la imagen, es decir, obtener solo el color deseado</text:span></text:p>
      <text:p text:style-name="P13"><text:soft-page-break/><text:span text:style-name="T11">-</text:span><text:span text:style-name="T12">Frame </text:span><text:span text:style-name="T23">8</text:span></text:p>
      <text:p text:style-name="P19">Procedemos a la separación de colores, rojo, amarillo, verde y azul</text:p>
      <text:p text:style-name="P19">-Frame <text:span text:style-name="T30">9</text:span></text:p>
      <text:p text:style-name="P19">Estos estos rango de valores para cada color, es decir, hay que ajustar 6 variables, los minimos y maximos para la matiz, saturacion y valor. </text:p>
      <text:p text:style-name="P19"/>
      <text:p text:style-name="P14"><text:span text:style-name="T12">-</text:span><text:span text:style-name="T13">Frame 1</text:span><text:span text:style-name="T23">0</text:span></text:p>
      <text:p text:style-name="P20">Se hizo una prueba con la cámara, el resultado esperado era que con los rangos del cuadro 1, la imagen separará el color azul del resto, esto como se puede observar en la figura 6, no fue posible. La razón es que entra en juego otro factor, que es la iluminación y contraste, es decir, que no siempre tendremos las mismas condiciones para aplicar siempre los mismos rangos de valores, por lo que se tendrían que reajustar cada que se de un cambio de contraste.</text:p>
      <text:p text:style-name="P20"/>
      <text:p text:style-name="P16"><text:span text:style-name="T2">-</text:span><text:span text:style-name="T14">Frame 1</text:span><text:span text:style-name="T23">1</text:span></text:p>
      <text:p text:style-name="P17"><text:span text:style-name="T2">Para solucionar este problema, se implemento un paso intermedio, </text:span><text:span text:style-name="T15">donde antes de hacer la separación de color se debe ajustar el valor del brillo, de esta manera solo se tendrá que ajustar una variable y no 6, lo cual resulta mas practico, ademas que para trabajos futuros se puede agregar un sensor de luminosidad que ajuste el valor automáticamente, por lo que podemos ahora si tener un conjunto predefinido de valores para cada color y no cambiarlos durante la duración de la aplicación. </text:span><text:span text:style-name="T16">El frame lo podemos hacer mas claro u oscuro, tal como se ve en la figura 7</text:span></text:p>
      <text:p text:style-name="P21"/>
      <text:p text:style-name="P17"><text:span text:style-name="T16">-</text:span><text:span text:style-name="T17">Frame 1</text:span><text:span text:style-name="T23">2</text:span></text:p>
      <text:p text:style-name="P22">Ahora si después de corregir el brillo el algoritmo hizo una correcta separación de los colores elegidos, rojo azul y verde. Aunque quedan algunas manchas (conocidos como ruido) que serán eliminadas en paso posterior.</text:p>
      <text:p text:style-name="P22"/>
      <text:p text:style-name="P18"><text:span text:style-name="T2">-</text:span><text:span text:style-name="T18">frame 1</text:span><text:span text:style-name="T23">3</text:span></text:p>
      <text:p text:style-name="P24"><text:span text:style-name="T18">Como se pudo observar en las figuras anteriores, las imágenes pueden contener ruido después de aplicar la selección de color, esto se debe a que hay diferentes </text:span><text:span text:style-name="T19">tonalidades </text:span><text:span text:style-name="T18"><text:s/>de </text:span><text:span text:style-name="T19">un mismo</text:span><text:span text:style-name="T18"> color que se adhieren en la imagen, por ejemplo en la figura 9 el target es la letra M, que es de color azul, pero los puntos vecinos también son de color azul, por lo tanto el algoritmo no los va a desechar. Es aquí donde entra la etapa de filtración, donde las manchas del exterior serán eliminadas y los pequeños huecos dentro del target serán rellenados. Esto no es mas que </text:span><text:span text:style-name="T20">teoría</text:span><text:span text:style-name="T18"> de conjuntos, para eliminar el exterior es todo aquel subconjunto que no este dentro del vecindario(escogemos un radio para esto) para rellenar es todo aque subconjunto que este dentro del vecindario.</text:span></text:p>
      <text:p text:style-name="P24"><text:span text:style-name="T18"/></text:p>
      <text:p text:style-name="P24"><text:span text:style-name="T18">-</text:span><text:span text:style-name="T21">frame 1</text:span><text:span text:style-name="T23">4</text:span></text:p>
      <text:p text:style-name="P25"><text:span text:style-name="T2">El último paso es encontrar el centro de la figura seleccionada, para ello las librerías de opencv nos ofrecen una función que es la de momentos, que esta basado en el teorema de green, que básicamente es hacer una integral de contorno para poder encontrar el centro de una figura regular o irregular.</text:span></text:p>
      <text:p text:style-name="P26"><text:span text:style-name="T2">En la figura 10, podemos ver el procedimiento desde que se toma la captura de la imagen, se acota a color azul, después se aplica el filtro y finalmente se localiza el centro de dicha figura, que es señalada con un punto color verde</text:span></text:p>
      <text:p text:style-name="P26"><text:span text:style-name="T2"/></text:p>
      <text:p text:style-name="P23">--<text:span text:style-name="T30">control</text:span></text:p>
      <text:p text:style-name="P23"/>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09:56:56.324085785</meta:creation-date>
    <dc:date>2021-03-24T13:10:56.712414390</dc:date>
    <meta:editing-duration>PT4H26M26S</meta:editing-duration>
    <meta:editing-cycles>21</meta:editing-cycles>
    <meta:generator>LibreOffice/6.4.6.2$Linux_X86_64 LibreOffice_project/40$Build-2</meta:generator>
    <meta:document-statistic meta:table-count="0" meta:image-count="0" meta:object-count="0" meta:page-count="2" meta:paragraph-count="36" meta:word-count="1039" meta:character-count="5927" meta:non-whitespace-character-count="4920"/>
  </office:meta>
</office:document-meta>
</file>